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AF00000212498E1046.png" manifest:media-type="image/png"/>
  <manifest:file-entry manifest:full-path="Pictures/10000B8700009698000054AB70D21C9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bstractYellow-title">
      <style:graphic-properties draw:auto-grow-height="true" fo:min-height="3.467cm"/>
    </style:style>
    <style:style style:name="pr2" style:family="presentation" style:parent-style-name="AbstractYellow-subtitle">
      <style:graphic-properties draw:fill-color="#ffffff" draw:textarea-vertical-align="top" fo:min-height="12.179cm"/>
    </style:style>
    <style:style style:name="pr3" style:family="presentation" style:parent-style-name="AbstractYellow-notes">
      <style:graphic-properties draw:fill-color="#ffffff" draw:auto-grow-height="true" fo:min-height="14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2">How to get Hadoop?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Cloudera Image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CDH (Cloudera Hadoop)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Docker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HDInsight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Microsoft Azure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AWS Containers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Amazon Web Services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Local Installation Windows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Get Hadoop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1"><text:span text:style-name="T2">Local Installation *nix</text:span></text:p>
            <text:p text:style-name="P1"><text:span text:style-name="T2"/></text:p>
            <text:p text:style-name="P1"><text:span text:style-name="T2">Pro</text:span></text:p>
            <text:p text:style-name="P1"><text:span text:style-name="T2"/></text:p>
            <text:p text:style-name="P1"><text:span text:style-name="T2">Con</text:span></text:p>
            <text:p text:style-name="P1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office:forms form:automatic-focus="false" form:apply-design-mode="false"/>
      <draw:frame draw:style-name="Mgr3" draw:text-style-name="MP7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498E1046.png" xlink:type="simple" xlink:show="embed" xlink:actuate="onLoad"/>
      </draw:frame>
      <draw:frame presentation:style-name="AbstractYellow-title" draw:layer="backgroundobjects" svg:width="25.2cm" svg:height="3.467cm" svg:x="1.4cm" svg:y="0.8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AbstractYellow-title" draw:layer="backgroundobjects" svg:width="17cm" svg:height="9.56cm" svg:x="2cm" svg:y="2.5cm" presentation:class="page"/>
        <draw:frame presentation:style-name="AbstractYellow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0:27:59.200000000</meta:creation-date>
    <dc:date>2015-12-01T17:38:13.061000000</dc:date>
    <meta:editing-duration>PT8H17M40S</meta:editing-duration>
    <meta:editing-cycles>29</meta:editing-cycles>
    <meta:generator>LibreOffice/4.4.2.2$Windows_x86 LibreOffice_project/c4c7d32d0d49397cad38d62472b0bc8acff48dd6</meta:generator>
    <meta:document-statistic meta:object-count="73"/>
  </office:meta>
</office:document-meta>
</file>